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Normal_20__28_Web_29_">
      <style:paragraph-properties style:line-height-at-least="0.1874in" fo:background-color="#ffffff">
        <style:background-image/>
      </style:paragraph-properties>
      <style:text-properties fo:font-size="11pt" style:font-size-asian="11pt" style:font-size-complex="11pt"/>
    </style:style>
    <style:style style:name="P3" style:family="paragraph" style:parent-style-name="Normal_20__28_Web_29_">
      <style:paragraph-properties style:line-height-at-least="0.1874in" fo:background-color="#ffffff">
        <style:background-image/>
      </style:paragraph-properties>
      <style:text-properties officeooo:paragraph-rsid="0021268f"/>
    </style:style>
    <style:style style:name="P4" style:family="paragraph" style:parent-style-name="Standard" style:master-page-name="Standard">
      <style:paragraph-properties style:page-number="auto"/>
      <style:text-properties fo:font-size="11pt" style:font-size-asian="11pt" style:font-size-complex="11pt"/>
    </style:style>
    <style:style style:name="P5" style:family="paragraph" style:parent-style-name="Standard" style:list-style-name="WW8Num2">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officeooo:rsid="001e7b1e" style:font-size-asian="11pt" style:font-size-complex="11pt"/>
    </style:style>
    <style:style style:name="T3" style:family="text">
      <style:text-properties fo:font-size="11pt" officeooo:rsid="001fc376" style:font-size-asian="11pt" style:font-size-complex="11pt"/>
    </style:style>
    <style:style style:name="T4" style:family="text">
      <style:text-properties fo:font-size="11pt" officeooo:rsid="0021268f" style:font-size-asian="11pt" style:font-size-complex="11pt"/>
    </style:style>
    <style:style style:name="T5" style:family="text">
      <style:text-properties fo:font-size="11pt" officeooo:rsid="00225d0f" style:font-size-asian="11pt" style:font-size-complex="11pt"/>
    </style:style>
    <style:style style:name="T6" style:family="text">
      <style:text-properties officeooo:rsid="001e7b1e"/>
    </style:style>
    <style:style style:name="T7" style:family="text">
      <style:text-properties officeooo:rsid="001fc376"/>
    </style:style>
    <style:style style:name="T8" style:family="text">
      <style:text-properties officeooo:rsid="00225d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eve Atkins, Ph. D.</text:p>
      <text:p text:style-name="P1">910 Francesca Court</text:p>
      <text:p text:style-name="P1">Punta Gorda, Fl 33950</text:p>
      <text:p text:style-name="P1">(336)710-9122</text:p>
      <text:p text:style-name="P1"/>
      <text:p text:style-name="P1"><text:span text:style-name="T6">November</text:span> <text:span text:style-name="T6">15</text:span>, 201<text:span text:style-name="T6">3</text:span></text:p>
      <text:p text:style-name="P1"/>
      <text:p text:style-name="P1">Search Committee <text:span text:style-name="T8">College Algebra Subject Matter Expert</text:span>:</text:p>
      <text:p text:style-name="P1"/>
      <text:p text:style-name="P3"><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5">College Algebra Subject Matter Expert.</text:span><text:span text:style-name="T1"> </text:span><text:span text:style-name="T4">I have taught graduate </text:span><text:span text:style-name="T5">and undergraduate </text:span><text:span text:style-name="T4">courses </text:span><text:span text:style-name="T5">from college algebra, statistics, calculus and through </text:span><text:span text:style-name="T4">research methodologies. </text:span><text:span text:style-name="T5">I am an </text:span><text:span text:style-name="T4">experienced teacher and have developed courses for a variety of distance modalities. </text:span><text:span text:style-name="T1">Moreover, I am very familiar with all aspects of institutional effectiveness and research, outcomes assessment, program evaluation, </text:span><text:span text:style-name="T2">student development.</text:span><text:span text:style-name="T1"> and accountability, and accreditation. I have a great desire to be part of a </text:span><text:span text:style-name="T3">university</text:span><text:span text:style-name="T1"> that practices with integrity its core mission. Throughout my tenure in college administration </text:span><text:span text:style-name="T4">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college</text:span><text:span text:style-name="T2">s</text:span><text:span text:style-name="T1"> </text:span><text:span text:style-name="T2">and universities</text:span><text:span text:style-name="T1"> are facing and welcome the chance to meet with the search committee to discuss my candidacy.</text:span></text:p>
      <text:p text:style-name="P2">I am attaching my curriculum vitae to this letter, along with artifacts that support my capabilities and competence as a college <text:span text:style-name="T8">faculty and </text:span>administrator<text:span text:style-name="T6">,</text:span> and the names and contact information of individuals who will serve as my references. I am also listing below certain of my accomplishments and interests that fit most closely with my perception of what Grand Canyon University is seeking in a Learning Assessment Engineer:</text:p>
      <text:list xml:id="list1086367541992550526" text:style-name="WW8Num2">
        <text:list-header>
          <text:p text:style-name="P5"/>
        </text:list-header>
      </text:list>
      <text:p text:style-name="P1">Perhaps my greatest strength is working closely with college faculty, <text:span text:style-name="T6">staff,</text:span> and administration in the implementation of assessment processes for courses, programs and degrees. My resume will depict that I have an abundance of experience mentoring, training and supporting faculty and <text:span text:style-name="T6">student services staff</text:span> in the creation of learning outcomes, and strategies and tools used to assess these outcomes. Moreover, I have developed professional development models and Academic Support Centers at two colleges that focus on <text:span text:style-name="T6">tutoring and support for students academic and non-cognitive needs</text:span>.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p>
      <text:p text:style-name="P1"/>
      <text:p text:style-name="P1">There are several reasons I would very much like to serve Grand Canyon University in a supporting role in outcomes assessment. The most salient reason that I am interested is the opportunity to work closely with the College’s leadership team in an environment that is consistent with my own philosophy of higher education practices. For years, I have been charged with transforming a <text:span text:style-name="T6">c</text:span>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text:span text:style-name="T7">universities</text:span> encounter. I ask that you consider my proven track record of accomplishment as a thoughtful and caring leader, and a strategic <text:soft-page-break/>thinker. I am not interested in working at an institution satisfied with the status quo, but seek instead to work with faculty, staff, students, and administrators who are committed to creating a college experience that is the best that it can be. </text:p>
      <text:p text:style-name="P1"/>
      <text:p text:style-name="P1">Enclosed is my resume for your review. I would like to be considered for the position and look forward to beginning discussions soon.</text:p>
      <text:p text:style-name="P1"/>
      <text:p text:style-name="P1">Sincerely,</text:p>
      <text:p text:style-name="P1"/>
      <text:p text:style-name="P1"/>
      <text:p text:style-name="P1"/>
      <text:p text:style-name="P1">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10-03T12:06:00</meta:creation-date>
    <dc:date>2013-11-19T19:09:25.725000000</dc:date>
    <meta:print-date>2011-04-20T10:25:00</meta:print-date>
    <meta:editing-cycles>3</meta:editing-cycles>
    <meta:editing-duration>PT8M</meta:editing-duration>
    <meta:generator>LibreOffice/4.1.1.2$Windows_x86 LibreOffice_project/7e4286b58adc75a14f6d83f53a03b6c11fa2903</meta:generator>
    <meta:document-statistic meta:table-count="0" meta:image-count="0" meta:object-count="0" meta:page-count="2" meta:paragraph-count="14" meta:word-count="642" meta:character-count="4243" meta:non-whitespace-character-count="3611"/>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